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bd0" officeooo:paragraph-rsid="0005abd0"/>
    </style:style>
    <style:style style:name="P2" style:family="paragraph" style:parent-style-name="Standard">
      <style:text-properties style:text-underline-style="solid" style:text-underline-width="auto" style:text-underline-color="font-color" officeooo:rsid="0005abd0" officeooo:paragraph-rsid="0005abd0"/>
    </style:style>
    <style:style style:name="P3" style:family="paragraph" style:parent-style-name="Standard">
      <style:text-properties fo:font-style="normal" style:text-underline-style="none" officeooo:rsid="0005abd0" officeooo:paragraph-rsid="0005bb47" style:font-style-asian="normal" style:font-style-complex="normal"/>
    </style:style>
    <style:style style:name="P4" style:family="paragraph" style:parent-style-name="Standard">
      <style:text-properties fo:font-style="normal" style:text-underline-style="none" officeooo:rsid="0005bb47" officeooo:paragraph-rsid="0005bb47" style:font-style-asian="normal" style:font-style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officeooo:rsid="0005abd0" officeooo:paragraph-rsid="0005bb47" style:font-style-asian="normal" style:font-style-complex="normal"/>
    </style:style>
    <style:style style:name="P6" style:family="paragraph" style:parent-style-name="Standard">
      <style:text-properties fo:font-style="normal" style:text-underline-style="solid" style:text-underline-width="auto" style:text-underline-color="font-color" officeooo:rsid="0005bb47" officeooo:paragraph-rsid="0005bb47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b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primer pas de tot hem d'entrar a la WEB i registrarnos. </text:p>
      <text:p text:style-name="P1">Tot seguit anem al terminal i el descarregarem i l'intalarem al nostre Pc amb la comanda: </text:p>
      <text:p text:style-name="P1"><text:span text:style-name="T1">sudo apt-get install fit</text:span>. </text:p>
      <text:p text:style-name="P1"/>
      <text:p text:style-name="P1">Farem una clonació en Local i llavor anirem al directori on esta aquesta clonació. </text:p>
      <text:p text:style-name="P1">Aquí les comandes son les següents:</text:p>
      <text:p text:style-name="P2">git clone link, cd nom de la carpeta per estar al directori.</text:p>
      <text:p text:style-name="P2"/>
      <text:p text:style-name="P1">Afegirem un arxiu i al terminal posarem la segunt comanda: </text:p>
      <text:p text:style-name="P1"><text:span text:style-name="T1">git add nom_arxius.</text:span></text:p>
      <text:p text:style-name="P1"/>
      <text:p text:style-name="P3">Una vegada afegit l'arxiu he de posar <text:span text:style-name="T1">git commit -a,</text:span> si es la primera vegada que iniciem sessió en aquesta maquina ens demanara registrarnos i llavors hem de posar les següents comandes: </text:p>
      <text:p text:style-name="P3"/>
      <text:p text:style-name="P5"><text:span text:style-name="T2">git config user.email “email”</text:span></text:p>
      <text:p text:style-name="P6">git config user.name “usuari”</text:p>
      <text:p text:style-name="P4"/>
      <text:p text:style-name="P4">Una altre vegada hem de possar una altre vegada el <text:span text:style-name="T1">git commit -a </text:span></text:p>
      <text:p text:style-name="P4">Surt un document de text el qual escribirem que hem fet, el que hem fet i guardarem amb ctrl + O i tancarem amb ctrl + X.</text:p>
      <text:p text:style-name="P4"/>
      <text:p text:style-name="P4">Per últim posarem <text:span text:style-name="T1">git push</text:span> per pujarlo a interne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o </meta:initial-creator>
    <meta:creation-date>2015-03-20T09:09:00.461678646</meta:creation-date>
    <dc:date>2015-03-20T09:34:07.575041449</dc:date>
    <dc:creator>Kalo </dc:creator>
    <meta:editing-duration>PT8M16S</meta:editing-duration>
    <meta:editing-cycles>1</meta:editing-cycles>
    <meta:document-statistic meta:table-count="0" meta:image-count="0" meta:object-count="0" meta:page-count="1" meta:paragraph-count="14" meta:word-count="166" meta:character-count="913" meta:non-whitespace-character-count="753"/>
    <meta:generator>LibreOffice/4.2.7.2$Linux_X86_64 LibreOffice_project/420m0$Build-2</meta:generator>
  </office:meta>
</office:document-meta>
</file>